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A20000023F71FC64D21F7C80BE.png" manifest:media-type="image/png"/>
  <manifest:file-entry manifest:full-path="Pictures/10000201000006B100000242052A4F75B717E3C5.png" manifest:media-type="image/png"/>
  <manifest:file-entry manifest:full-path="Pictures/10000201000006B20000023F4841D16DAFB135DA.png" manifest:media-type="image/png"/>
  <manifest:file-entry manifest:full-path="Pictures/10000201000006B80000024623F38DCF7CAA98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86cm, 0cm, 1.022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58cm, 0cm, 1.049cm, 0.279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88cm, 0cm, 0.99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675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89cm" svg:height="5.949cm" svg:x="0.001cm" svg:y="0.2cm">
          <draw:image xlink:href="Pictures/10000201000006B20000023F4841D16DAFB135DA.png" xlink:type="simple" xlink:show="embed" xlink:actuate="onLoad">
            <text:p/>
          </draw:image>
        </draw:frame>
        <draw:frame draw:style-name="gr2" draw:text-style-name="P1" draw:layer="layout" svg:width="21.504cm" svg:height="6.049cm" svg:x="0.086cm" svg:y="6.35cm">
          <draw:image xlink:href="Pictures/10000201000006B80000024623F38DCF7CAA9855.png" xlink:type="simple" xlink:show="embed" xlink:actuate="onLoad">
            <text:p/>
          </draw:image>
        </draw:frame>
        <draw:frame draw:style-name="gr3" draw:text-style-name="P1" draw:layer="layout" svg:width="21.589cm" svg:height="6.099cm" svg:x="0.001cm" svg:y="12.7cm">
          <draw:image xlink:href="Pictures/10000201000006A20000023F71FC64D21F7C80BE.png" xlink:type="simple" xlink:show="embed" xlink:actuate="onLoad">
            <text:p/>
          </draw:image>
        </draw:frame>
        <draw:frame draw:style-name="gr4" draw:text-style-name="P1" draw:layer="layout" svg:width="21.589cm" svg:height="6.8cm" svg:x="0.001cm" svg:y="19.2cm">
          <draw:image xlink:href="Pictures/10000201000006B100000242052A4F75B717E3C5.png" xlink:type="simple" xlink:show="embed" xlink:actuate="onLoad">
            <text:p/>
          </draw:image>
        </draw:frame>
        <draw:frame draw:style-name="gr5" draw:text-style-name="P2" draw:layer="layout" svg:width="0.777cm" svg:height="0.806cm" svg:x="-0.05cm" svg:y="-0.15cm">
          <draw:text-box>
            <text:p><text:span text:style-name="T1">a</text:span></text:p>
          </draw:text-box>
        </draw:frame>
        <draw:frame draw:style-name="gr5" draw:text-style-name="P2" draw:layer="layout" svg:width="0.803cm" svg:height="0.806cm" svg:x="-0.049cm" svg:y="5.95cm">
          <draw:text-box>
            <text:p><text:span text:style-name="T1">b</text:span></text:p>
          </draw:text-box>
        </draw:frame>
        <draw:frame draw:style-name="gr5" draw:text-style-name="P2" draw:layer="layout" svg:width="0.777cm" svg:height="0.806cm" svg:x="-0.048cm" svg:y="12.25cm">
          <draw:text-box>
            <text:p><text:span text:style-name="T1">c</text:span></text:p>
          </draw:text-box>
        </draw:frame>
        <draw:frame draw:style-name="gr5" draw:text-style-name="P2" draw:layer="layout" svg:width="0.803cm" svg:height="0.806cm" svg:x="-0.047cm" svg:y="18.85cm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1T22:35:43.313892097</meta:creation-date>
    <dc:date>2020-12-21T22:43:05.205723400</dc:date>
    <meta:editing-duration>PT7M22S</meta:editing-duration>
    <meta:editing-cycles>1</meta:editing-cycles>
    <meta:document-statistic meta:object-count="8"/>
    <meta:generator>LibreOffice/6.0.7.3$Linux_X86_64 LibreOffice_project/00m0$Build-3</meta:generator>
  </office:meta>
</office:document-meta>
</file>